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Tabel1" style:family="table">
      <style:table-properties style:width="16.6cm" fo:margin-left="0.379cm" table:align="left" style:writing-mode="lr-tb"/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79cm"/>
    </style:style>
    <style:style style:name="Tabel1.A1" style:family="table-cell">
      <style:table-cell-properties fo:padding="0.019cm" fo:border="none"/>
    </style:style>
    <style:style style:name="Tabel4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4.A" style:family="table-column">
      <style:table-column-properties style:column-width="0.621cm"/>
    </style:style>
    <style:style style:name="Tabel4.B" style:family="table-column">
      <style:table-column-properties style:column-width="15.968cm"/>
    </style:style>
    <style:style style:name="Tabel4.A1" style:family="table-cell">
      <style:table-cell-properties fo:padding="0.019cm" fo:border="none"/>
    </style:style>
    <style:style style:name="Tabel5" style:family="table">
      <style:table-properties style:width="16.619cm" fo:margin-left="0.379cm" table:align="left" style:writing-mode="lr-tb"/>
    </style:style>
    <style:style style:name="Tabel5.A" style:family="table-column">
      <style:table-column-properties style:column-width="0.617cm"/>
    </style:style>
    <style:style style:name="Tabel5.B" style:family="table-column">
      <style:table-column-properties style:column-width="16.002cm"/>
    </style:style>
    <style:style style:name="Tabel5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6aa0e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5862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56aa0e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e56aa0e" style:font-size-asian="12pt" style:font-size-complex="12pt"/>
    </style:style>
    <style:style style:name="P2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26" style:family="paragraph" style:parent-style-name="Standard">
      <style:text-properties officeooo:paragraph-rsid="0cc50ec9"/>
    </style:style>
    <style:style style:name="P2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9" style:family="paragraph" style:parent-style-name="Standard"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officeooo:paragraph-rsid="0e153b91"/>
    </style:style>
    <style:style style:name="P31" style:family="paragraph" style:parent-style-name="Standard">
      <style:text-properties officeooo:paragraph-rsid="0e347187"/>
    </style:style>
    <style:style style:name="P32" style:family="paragraph" style:parent-style-name="Standard">
      <style:text-properties officeooo:paragraph-rsid="0e358623"/>
    </style:style>
    <style:style style:name="P33" style:family="paragraph" style:parent-style-name="Standard">
      <style:text-properties officeooo:paragraph-rsid="0e56aa0e"/>
    </style:style>
    <style:style style:name="P3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6aa0e"/>
    </style:style>
    <style:style style:name="P3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e5929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font-name="Liberation Sans" fo:font-size="12pt" fo:language="nl" fo:country="NL" fo:font-style="normal" style:text-underline-style="none" officeooo:rsid="0e51019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weight="bold" officeooo:rsid="0e592948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5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" fo:font-size="12pt" style:font-size-asian="12pt" style:font-size-complex="12pt"/>
    </style:style>
    <style:style style:name="T56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57" style:family="text">
      <style:text-properties style:font-name="Liberation Sans" fo:font-size="12pt" style:text-underline-style="none" fo:background-color="transparent" loext:char-shading-value="0" style:font-name-complex="Bitstream Vera Sans" style:language-complex="nl" style:country-complex="NL"/>
    </style:style>
    <style:style style:name="T58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59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60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61" style:family="text">
      <style:text-properties style:font-name="Liberation Sans" fo:font-size="12pt" officeooo:rsid="077274a0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e3b33d0" style:font-weight-asian="bold" style:font-weight-complex="bold"/>
    </style:style>
    <style:style style:name="T64" style:family="text">
      <style:text-properties fo:font-weight="bold" officeooo:rsid="0e3d086d" style:font-weight-asian="bold" style:font-weight-complex="bold"/>
    </style:style>
    <style:style style:name="T65" style:family="text">
      <style:text-properties style:font-name="Liberation Mono"/>
    </style:style>
    <style:style style:name="T66" style:family="text">
      <style:text-properties officeooo:rsid="0e44b281"/>
    </style:style>
    <style:style style:name="T67" style:family="text">
      <style:text-properties officeooo:rsid="0e4666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Strong_20_Emphasis"><text:span text:style-name="T37">C</text:span></text:span><text:span text:style-name="Strong_20_Emphasis"><text:span text:style-name="T36">hecklist voor </text:span></text:span><text:span text:style-name="Strong_20_Emphasis"><text:span text:style-name="T40">het</text:span></text:span><text:span text:style-name="Strong_20_Emphasis"><text:span text:style-name="T38"> </text:span></text:span><text:span text:style-name="Strong_20_Emphasis"><text:span text:style-name="T50">eenmalig</text:span></text:span><text:span text:style-name="Strong_20_Emphasis"><text:span text:style-name="T44"> </text:span></text:span><text:span text:style-name="Strong_20_Emphasis"><text:span text:style-name="T38">inst</text:span></text:span><text:span text:style-name="Strong_20_Emphasis"><text:span text:style-name="T40">e</text:span></text:span><text:span text:style-name="Strong_20_Emphasis"><text:span text:style-name="T38">ll</text:span></text:span><text:span text:style-name="Strong_20_Emphasis"><text:span text:style-name="T40">en</text:span></text:span><text:span text:style-name="Strong_20_Emphasis"><text:span text:style-name="T36"> van </text:span></text:span><text:span text:style-name="Strong_20_Emphasis"><text:span text:style-name="T41">Ubunt</text:span></text:span><text:span text:style-name="Strong_20_Emphasis"><text:span text:style-name="T42">u</text:span></text:span><text:span text:style-name="Strong_20_Emphasis"><text:span text:style-name="T41"> of Debian GNU/Linux </text:span></text:span><text:span text:style-name="Strong_20_Emphasis"><text:span text:style-name="T43">desktop</text:span></text:span><text:span text:style-name="Strong_20_Emphasis"><text:span text:style-name="T39">.</text:span></text:span></text:p>
      <text:p text:style-name="P3"/>
      <text:p text:style-name="P30"><text:span text:style-name="T12">Kijk op</text:span><text:span text:style-name="T36"> </text:span><text:a xlink:type="simple" xlink:href="https://karelzimmer.nl/" text:style-name="Internet_20_link" text:visited-style-name="Visited_20_Internet_20_Link"><text:span text:style-name="Internet_20_link"><text:span text:style-name="T54">karelzimmer.nl</text:span></text:span></text:a><text:span text:style-name="T36"> </text:span><text:span text:style-name="T51">voor</text:span><text:span text:style-name="T52"> </text:span><text:span text:style-name="T53">deze en andere </text:span><text:span text:style-name="T16">checklists, scripts, </text:span><text:span text:style-name="T17">en informatie</text:span><text:span text:style-name="T16">.</text:span></text:p>
      <text:p text:style-name="P4"/>
      <text:p text:style-name="P25"><text:span text:style-name="T9">D</text:span><text:span text:style-name="T8">it is een invulbare PD</text:span><text:span text:style-name="T10">F</text:span><text:span text:style-name="T8"> met keuzevakken; </text:span><text:span text:style-name="T11">a</text:span><text:span text:style-name="T8">fdrukken is niet noodzakelijk.</text:span></text:p>
      <text:p text:style-name="P23"/>
      <text:p text:style-name="P23"/>
      <text:list xml:id="list2075103644" text:style-name="L1">
        <text:list-item>
          <text:p text:style-name="P35"><text:span text:style-name="Strong_20_Emphasis"><text:span text:style-name="T31">Citrix Workspace-app voor Chrome OS (telewerken) installeren<text:line-break/></text:span></text:span><text:span text:style-name="Strong_20_Emphasis"><text:span text:style-name="T27">(</text:span></text:span><text:span text:style-name="Strong_20_Emphasis"><text:span text:style-name="T15">Aka Citrix Receiver, ICA Client</text:span></text:span><text:span text:style-name="Strong_20_Emphasis"><text:span text:style-name="T18">)</text:span></text:span></text:p>
        </text:list-item>
      </text:list>
      <text:p text:style-name="P33"><text:span text:style-name="Strong_20_Emphasis"><text:span text:style-name="T13"/></text:span></text:p>
      <table:table table:name="Tabel1" table:style-name="Tabel1">
        <table:table-column table:style-name="Tabel1.A"/>
        <table:table-column table:style-name="Tabel1.B"/>
        <table:table-row table:style-name="TableLine94337282123648">
          <table:table-cell table:style-name="Tabel1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6" draw:name="Vorm 2" draw:style-name="gr1" draw:text-style-name="P38" svg:width="0.35cm" svg:height="0.35cm" draw:control="control7"/></text:span></text:span></text:p>
          </table:table-cell>
          <table:table-cell table:style-name="Tabel1.A1" office:value-type="string">
            <text:p text:style-name="P10">Start <text:span text:style-name="T62">Google Chrome</text:span>.</text:p>
            <text:p text:style-name="P10">Zoek naar: <text:span text:style-name="T65">Citrix Workspace-app voor Chrome OS</text:span></text:p>
            <text:p text:style-name="P2"><text:span text:style-name="T15">Klik op </text:span><text:span text:style-name="T30">Toev. aan Chrome</text:span><text:span text:style-name="T15">.</text:span></text:p>
            <text:p text:style-name="P10">Zorg dat Bookmarkbalk zichtbaar is via <text:span text:style-name="T62">Meer⋮</text:span>&gt; <text:span text:style-name="T62">Bladwijzers</text:span> &gt; <text:span text:style-name="T62">Bookmarkbalk bekijken</text:span>.</text:p>
            <text:p text:style-name="P10">Klik links in de Bookmarkbalk op <text:span text:style-name="T62">Apps</text:span> en klik vervolgens op <text:span text:style-name="T62">Citrix Workspace</text:span>.</text:p>
            <text:p text:style-name="P10"><text:span text:style-name="Strong_20_Emphasis"><text:span text:style-name="T58">Om een adres toe te voegen </text:span></text:span><text:span text:style-name="Strong_20_Emphasis"><text:span text:style-name="T59">of te wijzigen </text:span></text:span><text:span text:style-name="Strong_20_Emphasis"><text:span text:style-name="T58">klik op </text:span></text:span><text:span text:style-name="Strong_20_Emphasis"><text:span text:style-name="T60">Instellingen</text:span></text:span><text:span text:style-name="Strong_20_Emphasis"><text:span text:style-name="T58"> (Tandwiel-symbool).</text:span></text:span></text:p>
          </table:table-cell>
        </table:table-row>
      </table:table>
      <text:p text:style-name="P33"><text:span text:style-name="Strong_20_Emphasis"><text:span text:style-name="T13"/></text:span></text:p>
      <text:p text:style-name="P33"><text:span text:style-name="Strong_20_Emphasis"><text:span text:style-name="T13"><text:tab/></text:span></text:span></text:p>
      <text:list xml:id="list83159426981625" text:continue-numbering="true" text:style-name="L1">
        <text:list-item>
          <text:p text:style-name="P36"><text:bookmark-start text:name="__RefNumPara__4083_127170812811"/>AdGuard-extensie (adblocker) instellen<text:bookmark-end text:name="__RefNumPara__4083_127170812811"/></text:p>
        </text:list-item>
      </text:list>
      <text:p text:style-name="P14"/>
      <table:table table:name="Tabel4" table:style-name="Tabel4">
        <table:table-column table:style-name="Tabel4.A"/>
        <table:table-column table:style-name="Tabel4.B"/>
        <table:table-row table:style-name="TableLine94337138981680">
          <table:table-cell table:style-name="Tabel4.A1" office:value-type="string">
            <text:p text:style-name="P29"><text:span text:style-name="Strong_20_Emphasis"><text:span text:style-name="T19"><text:s/></text:span></text:span><text:span text:style-name="Strong_20_Emphasis"><text:span text:style-name="T24"><draw:control text:anchor-type="as-char" draw:z-index="7" draw:name="Vorm3_ 1" draw:style-name="gr1" draw:text-style-name="P38" svg:width="0.35cm" svg:height="0.35cm" draw:control="control8"/></text:span></text:span></text:p>
          </table:table-cell>
          <table:table-cell table:style-name="Tabel4.A1" office:value-type="string">
            <text:p text:style-name="P27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4337249571584">
          <table:table-cell table:style-name="Tabel4.A1" office:value-type="string">
            <text:p text:style-name="P29"><text:span text:style-name="Strong_20_Emphasis"><text:span text:style-name="T19"/></text:span></text:p>
          </table:table-cell>
          <table:table-cell table:style-name="Tabel4.A1" office:value-type="string">
            <text:p text:style-name="P10">Start <text:span text:style-name="T62">Google Chrome</text:span>.</text:p>
            <text:p text:style-name="P10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10">Klik op <text:span text:style-name="T62">Toev. aan Chrome</text:span>.</text:p>
            <text:p text:style-name="P28"><text:span text:style-name="Strong_20_Emphasis"><text:span text:style-name="T20">Klik op </text:span></text:span><text:span text:style-name="Strong_20_Emphasis"><text:span text:style-name="T29">Extensie toevoegen</text:span></text:span><text:span text:style-name="Strong_20_Emphasis"><text:span text:style-name="T20">.</text:span></text:span></text:p>
          </table:table-cell>
        </table:table-row>
        <table:table-row table:style-name="TableLine94337282054192">
          <table:table-cell table:style-name="Tabel4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8" draw:name="Vorm 3" draw:style-name="gr1" draw:text-style-name="P38" svg:width="0.35cm" svg:height="0.35cm" draw:control="control9"/></text:span></text:span></text:p>
          </table:table-cell>
          <table:table-cell table:style-name="Tabel4.A1" office:value-type="string">
            <text:p text:style-name="P33"><text:span text:style-name="Strong_20_Emphasis"><text:span text:style-name="T28">Mozilla Firefox</text:span></text:span></text:p>
          </table:table-cell>
        </table:table-row>
        <table:table-row table:style-name="TableLine94337282054816">
          <table:table-cell table:style-name="Tabel4.A1" office:value-type="string">
            <text:p text:style-name="P33"><text:span text:style-name="Strong_20_Emphasis"><text:span text:style-name="T21"/></text:span></text:p>
          </table:table-cell>
          <table:table-cell table:style-name="Tabel4.A1" office:value-type="string">
            <text:p text:style-name="P10">Start <text:span text:style-name="T62">Firefox webbrowser</text:span>.</text:p>
            <text:p text:style-name="P10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10">Klik op <text:span text:style-name="T62">Toevoegen aan Firefox</text:span>.</text:p>
            <text:p text:style-name="P10">Klik op <text:span text:style-name="T62">Toevoegen</text:span>.</text:p>
            <text:p text:style-name="P10"><text:span text:style-name="User_20_Entry"><text:span text:style-name="T57">Klik op </text:span></text:span><text:span text:style-name="User_20_Entry"><text:span text:style-name="T56">Oké, begrepen</text:span></text:span><text:span text:style-name="User_20_Entry"><text:span text:style-name="T57">.</text:span></text:span></text:p>
          </table:table-cell>
        </table:table-row>
      </table:table>
      <text:p text:style-name="P16"><text:span text:style-name="Strong_20_Emphasis"><text:span text:style-name="T23"/></text:span></text:p>
      <text:p text:style-name="P16"><text:span text:style-name="Strong_20_Emphasis"><text:span text:style-name="T23"/></text:span></text:p>
      <text:list xml:id="list83159613898647" text:continue-numbering="true" text:style-name="L1">
        <text:list-item>
          <text:p text:style-name="P35"><text:span text:style-name="Strong_20_Emphasis"><text:span text:style-name="T48">Thunderbird (e-mail) </text:span></text:span><text:span text:style-name="Strong_20_Emphasis"><text:span text:style-name="T49">Google Agenda </text:span></text:span><text:span text:style-name="Strong_20_Emphasis"><text:span text:style-name="T48">instellen</text:span></text:span></text:p>
        </text:list-item>
      </text:list>
      <text:p text:style-name="P17"/>
      <table:table table:name="Tabel5" table:style-name="Tabel5">
        <table:table-column table:style-name="Tabel5.A"/>
        <table:table-column table:style-name="Tabel5.B"/>
        <table:table-row table:style-name="TableLine94337282059472">
          <table:table-cell table:style-name="Tabel5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9" draw:name="Vorm40_ 1" draw:style-name="gr1" draw:text-style-name="P38" svg:width="0.35cm" svg:height="0.35cm" draw:control="control10"/></text:span></text:span></text:p>
          </table:table-cell>
          <table:table-cell table:style-name="Tabel5.A1" office:value-type="string">
            <text:p text:style-name="P10">Start <text:span text:style-name="T64">Mozilla </text:span><text:span text:style-name="T62">Thunderbird </text:span><text:span text:style-name="T64">e-mail/nieuws</text:span>.</text:p>
            <text:p text:style-name="P10">Ga naar <text:span text:style-name="T62">Menu openen ☰</text:span> <text:s/>&gt; <text:span text:style-name="T62">Add-ons</text:span>.</text:p>
            <text:p text:style-name="P10">Zoek <text:span text:style-name="T62">Google Agenda</text:span>.</text:p>
            <text:p text:style-name="P2"><text:span text:style-name="T15">Klik achter </text:span><text:span text:style-name="T30">Provider for Google Calendar</text:span><text:span text:style-name="T15"> op </text:span><text:span text:style-name="T30">+ Toevoegen</text:span><text:span text:style-name="T15">.</text:span></text:p>
          </table:table-cell>
        </table:table-row>
      </table:table>
      <text:p text:style-name="P21"><text:span text:style-name="Strong_20_Emphasis"><text:span text:style-name="T22"/></text:span></text:p>
      <text:p text:style-name="P24"><text:span text:style-name="Strong_20_Emphasis"><text:span text:style-name="T22"/></text:span></text:p>
      <text:p text:style-name="P19"><text:span text:style-name="Strong_20_Emphasis"><text:span text:style-name="T61"/></text:span></text:p>
      <text:list xml:id="list83159385094079" text:continue-numbering="true" text:style-name="L1">
        <text:list-item>
          <text:p text:style-name="P37"><text:bookmark-start text:name="__RefNumPara__4009_1271708128"/><text:span text:style-name="Strong_20_Emphasis"><text:span text:style-name="T61">Bitwarden-extensie (wachtwoordbeheer) instell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37284058960">
          <table:table-cell table:style-name="_32_._5f_Installatie_5f_uitvoeren.A1" office:value-type="string">
            <text:p text:style-name="P26"><text:span text:style-name="Strong_20_Emphasis"><text:span text:style-name="T21"><text:s/></text:span></text:span><text:span text:style-name="Strong_20_Emphasis"><text:span text:style-name="T25"><draw:control text:anchor-type="as-char" draw:z-index="0" draw:name="Vorm9" draw:style-name="gr1" draw:text-style-name="P38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6">Ingebruikname van Bitwarden bestaat uit de volgende stappen.</text:p>
          </table:table-cell>
        </table:table-row>
        <table:table-row table:style-name="TableLine94337284197200">
          <table:table-cell table:style-name="_32_._5f_Installatie_5f_uitvoeren.A1" office:value-type="string">
            <text:p text:style-name="P26"><text:span text:style-name="Strong_20_Emphasis"><text:span text:style-name="T21"/></text:span></text:p>
          </table:table-cell>
          <table:table-cell table:style-name="_32_._5f_Installatie_5f_uitvoeren.A1" office:value-type="string">
            <text:p text:style-name="P5">Start <text:span text:style-name="T62">Bitwarden</text:span>.</text:p>
            <text:p text:style-name="P5">Maak een account aan met een sterk(!) Hoofdwachtwoord.</text:p>
            <text:p text:style-name="P5">Exporteer de opgeslagen wachtwoorden uit de bestaande wachtwoordbeheerder.</text:p>
            <text:p text:style-name="P5">Importeer de opgeslagen wachtwoorden in Bitwarden.</text:p>
            <text:p text:style-name="P5">Verwijder de uit de oude wachtwoordbeheerder geëxporteerde wachtwoorden.</text:p>
            <text:p text:style-name="P5">Verwijder de oude wachtwoordbeheerder.</text:p>
          </table:table-cell>
        </table:table-row>
        <table:table-row table:style-name="TableLine94337284197824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337284198448">
          <table:table-cell table:style-name="_32_._5f_Installatie_5f_uitvoeren.A1" office:value-type="string">
            <text:p text:style-name="P32"><text:span text:style-name="Strong_20_Emphasis"><text:span text:style-name="T21"><text:s/></text:span></text:span><text:span text:style-name="Strong_20_Emphasis"><text:span text:style-name="T25"><draw:control text:anchor-type="as-char" draw:z-index="5" draw:name="Vorm 8" draw:style-name="gr1" draw:text-style-name="P3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">Met het gebruik van Bitwarden wordt het opslaan van wachtwoorden in de browser sterk afgeraden. Dit betekent voor de browser:</text:p>
          </table:table-cell>
        </table:table-row>
        <table:table-row table:style-name="TableLine94337284199072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1">Stop het (automatisch) opslaan van wachtwoorden</text:p>
            <text:p text:style-name="P11">Verwijder opgeslagen wachtwoorden</text:p>
            <text:p text:style-name="P11">Voeg de Bitwarden-extensie toe</text:p>
          </table:table-cell>
        </table:table-row>
        <table:table-row table:style-name="TableLine94337284199696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6"/>
          </table:table-cell>
        </table:table-row>
        <table:table-row table:style-name="TableLine94337284200320">
          <table:table-cell table:style-name="_32_._5f_Installatie_5f_uitvoeren.A1" office:value-type="string">
            <text:p text:style-name="P31"><text:span text:style-name="Strong_20_Emphasis"><text:span text:style-name="T21"/></text:span></text:p>
          </table:table-cell>
          <table:table-cell table:style-name="_32_._5f_Installatie_5f_uitvoeren.A1" office:value-type="string">
            <text:p text:style-name="P9"><text:span text:style-name="T62">Google</text:span><text:span text:style-name="T63"> </text:span><text:span text:style-name="T62">Chrome</text:span> <text:span text:style-name="T66">(voor </text:span><text:span text:style-name="T62">Firefox webbrowser</text:span><text:span text:style-name="T66"> </text:span><text:span text:style-name="T67">verloopt dit praktisch hetzelfde)</text:span></text:p>
          </table:table-cell>
        </table:table-row>
        <table:table-row table:style-name="TableLine94337284200944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1" draw:name="Vorm 4" draw:style-name="gr1" draw:text-style-name="P3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2">Stop het (automatisch) opslaan van wachtwoorden</text:p>
          </table:table-cell>
        </table:table-row>
        <table:table-row table:style-name="TableLine94337284201568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rechtsboven op de gebruikersafbeelding en kies <text:span text:style-name="T62">Je Google-account beheren</text:span>.</text:p>
            <text:p text:style-name="P7">Klik aan de linkerkant op <text:span text:style-name="T62">Beveiliging</text:span>.</text:p>
            <text:p text:style-name="P7">Scroll naar beneden en klik op <text:span text:style-name="T62">Wachtwoordmanager</text:span>.</text:p>
            <text:p text:style-name="P7">Klik rechtsboven op <text:span text:style-name="T62">tandwiel-symbool</text:span>.</text:p>
            <text:p text:style-name="P6">Zet schuifjes <text:span text:style-name="T62">Automatisch inloggen</text:span> en <text:span text:style-name="T62">Aanbieden om wachtwoorden op te slaan</text:span> uit.</text:p>
          </table:table-cell>
        </table:table-row>
        <table:table-row table:style-name="TableLine94337284202464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37284203088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2" draw:name="Vorm 5" draw:style-name="gr1" draw:text-style-name="P3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2">Verwijder opgeslagen wachtwoorden</text:p>
          </table:table-cell>
        </table:table-row>
        <table:table-row table:style-name="TableLine94337284203712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6">Klik rechtsboven op <text:span text:style-name="T62">Meer⋮</text:span>.</text:p>
            <text:p text:style-name="P6">Klik op Instellingen.</text:p>
            <text:p text:style-name="P6">Klik onder <text:span text:style-name="T62">Privacy en beveiliging</text:span> op <text:span text:style-name="T62">Browsegegevens wissen</text:span>.</text:p>
            <text:p text:style-name="P6">Klik op <text:span text:style-name="T62">Geavanceerd</text:span> (tab).</text:p>
            <text:p text:style-name="P6">Vink aan <text:span text:style-name="T62">Wachtwoorden en andere inloggegevens</text:span> en klik op <text:span text:style-name="T62">Gegevens wissen</text:span>.</text:p>
          </table:table-cell>
        </table:table-row>
        <table:table-row table:style-name="TableLine94337284204416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37284205200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3" draw:name="Vorm 6" draw:style-name="gr1" draw:text-style-name="P3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2">Voeg de Bitwarden-extensie toe</text:p>
          </table:table-cell>
        </table:table-row>
        <table:table-row table:style-name="TableLine94337284205984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Ga naar <text:a xlink:type="simple" xlink:href="https://bitwarden.com/download/" text:style-name="Internet_20_link" text:visited-style-name="Visited_20_Internet_20_Link">https://bitwarden.com/download/</text:a> </text:p>
            <text:p text:style-name="P7">Scroll naar beneden en rechts van <text:span text:style-name="T62">WEB BROWSER</text:span> klik op <text:span text:style-name="T62">Google Chrome</text:span>.</text:p>
            <text:p text:style-name="P7">Klik op <text:span text:style-name="T62">Toev. aan Chrome</text:span>.</text:p>
            <text:p text:style-name="P7">Klik rechtsboven op Bitwarden-icoontje en geef het Hoofdwachtwoord.</text:p>
          </table:table-cell>
        </table:table-row>
        <table:table-row table:style-name="TableLine94337284206768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337284207552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4" draw:name="Vorm 7" draw:style-name="gr1" draw:text-style-name="P3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3">Eventueel, met licht veiligheidsrisico, maar groot gebruikersgemak</text:p>
          </table:table-cell>
        </table:table-row>
        <table:table-row table:style-name="TableLine94337284208864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in Bitwarden-extensie op <text:span text:style-name="T62">Instellingen</text:span> en klik onder <text:span text:style-name="T62">BEVEILIGING</text:span> op <text:span text:style-name="T62">Time-out van de kluis</text:span> en selecteer <text:span text:style-name="T62">Nooit</text:span>.</text:p>
            <text:p text:style-name="P7">Klik in Bitwarden-extensie op <text:span text:style-name="T62">Instellingen</text:span> en klik onder <text:span text:style-name="T62">OVERIG</text:span> op <text:span text:style-name="T62">Opties</text:span> en vink aan <text:span text:style-name="T62">Automatisch invullen bij laden van pagina</text:span>.</text:p>
          </table:table-cell>
        </table:table-row>
      </table:table>
      <text:p text:style-name="P22"><text:span text:style-name="Strong_20_Emphasis"><text:span text:style-name="T22"/></text:span></text:p>
      <text:p text:style-name="P22"><text:span text:style-name="Strong_20_Emphasis"><text:span text:style-name="T22"/></text:span></text:p>
      <text:p text:style-name="P20"><text:span text:style-name="T32">E</text:span><text:span text:style-name="T33">inde c</text:span><text:span text:style-name="T34">hecklist, </text:span><text:span text:style-name="T35">het instellen van </text:span><text:span text:style-name="Strong_20_Emphasis"><text:span text:style-name="T45">Ubunt</text:span></text:span><text:span text:style-name="Strong_20_Emphasis"><text:span text:style-name="T46">u</text:span></text:span><text:span text:style-name="Strong_20_Emphasis"><text:span text:style-name="T45"> of Debian GNU/Linux </text:span></text:span><text:span text:style-name="Strong_20_Emphasis"><text:span text:style-name="T47">desktop </text:span></text:span><text:span text:style-name="T34">is voltooid.</text:span></text:p>
      <text:p text:style-name="P18"/>
      <text:p text:style-name="P1"><text:span text:style-name="T26">Geschreven</text:span><text:span text:style-name="T14"> door Karel Zimmer &lt;</text:span><text:a xlink:type="simple" xlink:href="mailto:info@karelzimmer.nl" text:style-name="Internet_20_link" text:visited-style-name="Visited_20_Internet_20_Link"><text:span text:style-name="T55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of-Debian-desktop</text:file-name></text:span><text:span text:style-name="MT2"><text:tab/></text:span><text:span text:style-name="MT1"><text:date style:data-style-name="N36" text:date-value="2022-05-12T08:31:59.131945772">12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2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12T08:31:58.939055882</dc:date>
    <meta:keyword>Installatie</meta:keyword>
    <meta:keyword>Checklist</meta:keyword>
    <meta:keyword>Linux</meta:keyword>
    <meta:editing-cycles>6427</meta:editing-cycles>
    <meta:editing-duration>P11DT7H7M33S</meta:editing-duration>
    <meta:print-date>2021-03-23T20:07:57.967210640</meta:print-date>
    <dc:creator>Karel Zimmer</dc:creator>
    <meta:document-statistic meta:table-count="4" meta:image-count="0" meta:object-count="0" meta:page-count="2" meta:paragraph-count="75" meta:word-count="437" meta:character-count="3257" meta:non-whitespace-character-count="2872"/>
    <meta:user-defined meta:name="Info 1"/>
    <meta:user-defined meta:name="Info 2"/>
    <meta:user-defined meta:name="Info 3"/>
    <meta:user-defined meta:name="Info 4"/>
  </office:meta>
</office:document-meta>
</file>